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1c509"/>
    </style:style>
    <style:style style:name="P74" style:family="paragraph" style:parent-style-name="Standard">
      <style:text-properties officeooo:paragraph-rsid="0e66c33c"/>
    </style:style>
    <style:style style:name="P75" style:family="paragraph" style:parent-style-name="Standard">
      <style:text-properties officeooo:paragraph-rsid="0e671814"/>
    </style:style>
    <style:style style:name="P76" style:family="paragraph" style:parent-style-name="Standard">
      <style:text-properties officeooo:paragraph-rsid="0e82f1b0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rsid="0e8aa5aa" officeooo:paragraph-rsid="0e8aa5aa"/>
    </style:style>
    <style:style style:name="P79" style:family="paragraph" style:parent-style-name="Standard">
      <style:text-properties officeooo:paragraph-rsid="0eb9c424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Footnote">
      <style:text-properties officeooo:rsid="043ccc66" officeooo:paragraph-rsid="0ec8cada"/>
    </style:style>
    <style:style style:name="P82" style:family="paragraph" style:parent-style-name="Footnote">
      <style:text-properties officeooo:paragraph-rsid="0e927a73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5" style:family="paragraph" style:parent-style-name="Standard">
      <style:text-properties officeooo:paragraph-rsid="0ec22dd8"/>
    </style:style>
    <style:style style:name="P86" style:family="paragraph" style:parent-style-name="Standard">
      <style:text-properties officeooo:paragraph-rsid="0ecb810d"/>
    </style:style>
    <style:style style:name="P87" style:family="paragraph" style:parent-style-name="Standard">
      <style:text-properties officeooo:paragraph-rsid="0ecd4bf5"/>
    </style:style>
    <style:style style:name="P88" style:family="paragraph" style:parent-style-name="Footnote">
      <style:text-properties officeooo:paragraph-rsid="0ef8320a"/>
    </style:style>
    <style:style style:name="P89" style:family="paragraph" style:parent-style-name="Footnote">
      <style:text-properties officeooo:paragraph-rsid="0f025efd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Standard">
      <style:text-properties officeooo:paragraph-rsid="0f0649dd"/>
    </style:style>
    <style:style style:name="P92" style:family="paragraph" style:parent-style-name="Standard">
      <style:text-properties officeooo:paragraph-rsid="0f075cbc"/>
    </style:style>
    <style:style style:name="P93" style:family="paragraph" style:parent-style-name="Footnote">
      <style:text-properties officeooo:paragraph-rsid="0f12f362"/>
    </style:style>
    <style:style style:name="P94" style:family="paragraph" style:parent-style-name="Footnote">
      <style:text-properties officeooo:paragraph-rsid="0f140c00"/>
    </style:style>
    <style:style style:name="P95" style:family="paragraph" style:parent-style-name="Standard">
      <style:text-properties officeooo:paragraph-rsid="0f2db54e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7d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5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7" style:family="text">
      <style:text-properties fo:color="#000000" loext:opacity="100%" style:font-name="Liberation Sans" fo:font-size="12pt" style:font-size-asian="12pt" style:font-size-complex="12pt"/>
    </style:style>
    <style:style style:name="T30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0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1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1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officeooo:rsid="047da547"/>
    </style:style>
    <style:style style:name="T32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6" style:family="text">
      <style:text-properties style:use-window-font-color="true" loext:opacity="0%" style:font-name="Liberation Sans" fo:font-size="12pt" style:font-size-asian="12pt" style:font-size-complex="12pt"/>
    </style:style>
    <style:style style:name="T347" style:family="text">
      <style:text-properties officeooo:rsid="04473353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officeooo:rsid="0e59b6fb" style:font-weight-asian="bold" style:font-weight-complex="bold"/>
    </style:style>
    <style:style style:name="T350" style:family="text">
      <style:text-properties officeooo:rsid="0aace3cd"/>
    </style:style>
    <style:style style:name="T351" style:family="text">
      <style:text-properties fo:font-size="10pt" style:font-size-asian="10pt" style:font-size-complex="10pt"/>
    </style:style>
    <style:style style:name="T352" style:family="text">
      <style:text-properties officeooo:rsid="0394a435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officeooo:rsid="0cf7e116"/>
    </style:style>
    <style:style style:name="T357" style:family="text">
      <style:text-properties officeooo:rsid="0b952edb"/>
    </style:style>
    <style:style style:name="T358" style:family="text">
      <style:text-properties loext:padding="0.049cm" loext:border="0.31pt solid #000000"/>
    </style:style>
    <style:style style:name="T359" style:family="text">
      <style:text-properties officeooo:rsid="0ec3cb48"/>
    </style:style>
    <style:style style:name="T360" style:family="text">
      <style:text-properties officeooo:rsid="0ec42890"/>
    </style:style>
    <style:style style:name="T361" style:family="text">
      <style:text-properties officeooo:rsid="0ec6fcb2"/>
    </style:style>
    <style:style style:name="T362" style:family="text">
      <style:text-properties officeooo:rsid="0eef9ccc"/>
    </style:style>
    <style:style style:name="T363" style:family="text">
      <style:text-properties officeooo:rsid="0e5e443a"/>
    </style:style>
    <style:style style:name="T364" style:family="text">
      <style:text-properties officeooo:rsid="0efc0412"/>
    </style:style>
    <style:style style:name="T365" style:family="text">
      <style:text-properties officeooo:rsid="0f064ef4"/>
    </style:style>
    <style:style style:name="T366" style:family="text">
      <style:text-properties officeooo:rsid="0e80285f"/>
    </style:style>
    <style:style style:name="T367" style:family="text">
      <style:text-properties officeooo:rsid="0e838e2a"/>
    </style:style>
    <style:style style:name="T368" style:family="text">
      <style:text-properties officeooo:rsid="0e83c34e"/>
    </style:style>
    <style:style style:name="T369" style:family="text">
      <style:text-properties officeooo:rsid="0f1609ab"/>
    </style:style>
    <style:style style:name="T37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style:font-size-asian="12pt" style:font-size-complex="12pt"/>
    </style:style>
    <style:style style:name="T38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T262">C</text:span><text:span text:style-name="T261">hecklist voor </text:span><text:span text:style-name="T263">de installatie</text:span><text:span text:style-name="T261"> van </text:span><text:reference-mark-start text:name="Distributie"/><text:span text:style-name="T264">Debian</text:span><text:reference-mark-end text:name="Distributie"/><text:span text:style-name="T265"> </text:span><text:span text:style-name="T266">GNU/Linux </text:span><text:reference-mark-start text:name="Versie"/><text:span text:style-name="T264">1</text:span><text:span text:style-name="T267">1</text:span><text:reference-mark-end text:name="Versie"/><text:span text:style-name="Strong_20_Emphasis"><text:span text:style-name="T303"> </text:span></text:span><text:span text:style-name="Strong_20_Emphasis"><text:span text:style-name="T304">LTS</text:span></text:span><text:span text:style-name="T268"><text:note text:id="ftn1" text:note-class="footnote"><text:note-citation>1</text:note-citation><text:note-body><text:p text:style-name="P28"><text:span text:style-name="T352">Deze versie </text:span><text:span text:style-name="T352"><text:reference-ref text:reference-format="text" text:ref-name="Versie">11</text:reference-ref></text:span><text:span text:style-name="T369"><text:s/></text:span><text:span text:style-name="T311">is een zogenaamde LTS-versie (</text:span><text:span text:style-name="T312">LTS=</text:span><text:span text:style-name="T311">Long-Term Support, langetermijnondersteuning).<text:line-break/></text:span><text:span text:style-name="T313">Deze</text:span><text:span text:style-name="T311"> LTS-versie wordt </text:span><text:span text:style-name="T320">vanaf vrijgave (</text:span><text:span text:style-name="T318">augustus 2021</text:span><text:span text:style-name="T320">) </text:span><text:span text:style-name="T319">vijf</text:span><text:span text:style-name="T311"> jaar ondersteund</text:span><text:span text:style-name="T315"> </text:span><text:span text:style-name="T311">(tot </text:span><text:span text:style-name="T318">augustus</text:span><text:span text:style-name="T313"> </text:span><text:span text:style-name="T311">202</text:span><text:span text:style-name="T314">6</text:span><text:span text:style-name="T315">)</text:span><text:span text:style-name="T316">.</text:span></text:p></text:note-body></text:note></text:span><text:span text:style-name="T269"> </text:span><text:span text:style-name="T272">(</text:span><text:span text:style-name="T274">B</text:span><text:span text:style-name="T275">ullseye</text:span><text:span text:style-name="T272">) </text:span><text:reference-mark-start text:name="Editie"/><text:span text:style-name="T273">D</text:span><text:span text:style-name="T270">esktop</text:span><text:reference-mark-end text:name="Editie"/><text:span text:style-name="T271">.</text:span></text:p>
      <text:p text:style-name="P4"/>
      <text:p text:style-name="P95"><text:span text:style-name="T36">Kijk op</text:span><text:span text:style-name="T295"> </text:span><text:a xlink:type="simple" xlink:href="https://karelzimmer.nl/" text:style-name="Internet_20_link" text:visited-style-name="Visited_20_Internet_20_Link"><text:span text:style-name="T9">karelzimmer.nl</text:span></text:a><text:span text:style-name="T295"> </text:span><text:span text:style-name="T321">voor</text:span><text:span text:style-name="T322"> </text:span><text:span text:style-name="T323">deze en andere </text:span><text:span text:style-name="T324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25">(zie toelichting)</text:span><text:span text:style-name="T19">:</text:span></text:p>
      <text:p text:style-name="P31"><text:span text:style-name="Definition"><text:span text:style-name="T327">g</text:span></text:span><text:span text:style-name="Definition"><text:span text:style-name="T326">ebruiker</text:span></text:span><text:span text:style-name="Definition"><text:span text:style-name="T330"><text:tab/><text:tab/></text:span></text:span><text:span text:style-name="Definition"><text:span text:style-name="T346"> <text:tab/><text:tab/></text:span></text:span><text:span text:style-name="T331"><draw:control text:anchor-type="as-char" svg:y="-0.429cm" draw:z-index="9" draw:name="Gebruiker" draw:style-name="gr2" draw:text-style-name="P102" svg:width="6.061cm" svg:height="0.6cm" draw:control="control10"><svg:title>Gebruiker</svg:title><svg:desc>Volledige naam, bijv. Jan Stek</svg:desc></draw:control></text:span><text:span text:style-name="T331"><text:tab/></text:span><text:span text:style-name="T332">(</text:span><text:span text:style-name="T328">volledige naam, bijv. </text:span><text:span text:style-name="T344">J</text:span><text:span text:style-name="T345">a</text:span><text:span text:style-name="T344">n </text:span><text:span text:style-name="T345">Jansen</text:span><text:span text:style-name="T329">)</text:span></text:p>
      <text:p text:style-name="Standard"><text:span text:style-name="Definition"><text:span text:style-name="T327">g</text:span></text:span><text:span text:style-name="Definition"><text:span text:style-name="T326">ebruikersnaam<text:tab/></text:span></text:span><text:span text:style-name="Definition"><text:span text:style-name="T326"><draw:control text:anchor-type="as-char" svg:y="-0.429cm" draw:z-index="10" draw:name="Gberuikersnaam" draw:style-name="gr2" draw:text-style-name="P102" svg:width="6.061cm" svg:height="0.6cm" draw:control="control11"><svg:title>Gebruikersnaam</svg:title><svg:desc>Korte naam, bijv. jan</svg:desc></draw:control></text:span></text:span><text:span text:style-name="Definition"><text:span text:style-name="T326"><text:tab/></text:span></text:span><text:span text:style-name="T10">(korte naam, bijv. </text:span><text:span text:style-name="T293">j</text:span><text:span text:style-name="T294">a</text:span><text:span text:style-name="T293">n</text:span><text:span text:style-name="T10">)</text:span></text:p>
      <text:p text:style-name="P30"><text:span text:style-name="Definition"><text:span text:style-name="T334">c</text:span></text:span><text:span text:style-name="Definition"><text:span text:style-name="T333">omputernaam<text:tab/><text:tab/></text:span></text:span><text:span text:style-name="Definition"><text:span text:style-name="T331"><draw:control text:anchor-type="as-char" svg:y="-0.429cm" draw:z-index="11" draw:name="Computernaam" draw:style-name="gr2" draw:text-style-name="P102" svg:width="6.061cm" svg:height="0.6cm" draw:control="control12"><svg:title>Computernaam</svg:title><svg:desc>Unieke naam van de computer</svg:desc></draw:control></text:span></text:span><text:span text:style-name="Definition"><text:span text:style-name="T331"><text:tab/></text:span></text:span><text:span text:style-name="Definition"><text:span text:style-name="T337">(</text:span></text:span><text:span text:style-name="Definition"><text:span text:style-name="T338">naam van de compute</text:span></text:span><text:span text:style-name="Definition"><text:span text:style-name="T339">r, </text:span></text:span><text:span text:style-name="Definition"><text:span text:style-name="T340">bijv. p</text:span></text:span><text:span text:style-name="Definition"><text:span text:style-name="T341">c02</text:span></text:span><text:span text:style-name="Definition"><text:span text:style-name="T337">)</text:span></text:span></text:p>
      <text:p text:style-name="P30"><text:span text:style-name="Definition"><text:span text:style-name="T327">o</text:span></text:span><text:span text:style-name="Definition"><text:span text:style-name="T326">pstartmenu</text:span></text:span><text:span text:style-name="Definition"><text:span text:style-name="T331"><text:tab/><text:tab/><text:tab/></text:span></text:span><text:span text:style-name="Definition"><text:span text:style-name="T331"><draw:control text:anchor-type="as-char" svg:y="-0.429cm" draw:z-index="12" draw:name="Opstartmenu" draw:style-name="gr2" draw:text-style-name="P102" svg:width="6.061cm" svg:height="0.6cm" draw:control="control13"><svg:title>Opstartmenu</svg:title><svg:desc>Toets voor het opstartmenu ("bootmenu")</svg:desc></draw:control></text:span></text:span><text:span text:style-name="Definition"><text:span text:style-name="T331"><text:tab/></text:span></text:span><text:span text:style-name="Definition"><text:span text:style-name="T337">(</text:span></text:span><text:span text:style-name="Definition"><text:span text:style-name="T338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30"><text:span text:style-name="Definition"><text:span text:style-name="T335">i</text:span></text:span><text:span text:style-name="Definition"><text:span text:style-name="T336">nstellingen</text:span></text:span><text:span text:style-name="T337"><text:tab/> <text:tab/><text:tab/></text:span><text:span text:style-name="T337"><draw:control text:anchor-type="as-char" svg:y="-0.429cm" draw:z-index="8" draw:name="Instellingen" draw:style-name="gr2" draw:text-style-name="P102" svg:width="6.061cm" svg:height="0.6cm" draw:control="control9"><svg:title>Instellingen</svg:title><svg:desc>Toets voor het BIOS/UEFI-scherm ("setup")</svg:desc></draw:control></text:span><text:span text:style-name="T337"><text:tab/>(</text:span><text:span text:style-name="T338">toets voor het BIOS/UEFI-scherm</text:span><text:span text:style-name="T337">)</text:span></text:p>
      <text:p text:style-name="P33"><text:span text:style-name="Definition"><text:span text:style-name="T371">g</text:span></text:span><text:span text:style-name="Definition"><text:span text:style-name="T370">ebruiker</text:span></text:span><text:span text:style-name="Definition"><text:span text:style-name="T372">2</text:span></text:span><text:span text:style-name="Definition"><text:span text:style-name="T373"><text:tab/></text:span></text:span><text:span text:style-name="Definition"><text:span text:style-name="T383"> <text:tab/><text:tab/></text:span></text:span><text:span text:style-name="T374"><draw:control text:anchor-type="as-char" svg:y="-0.429cm" draw:z-index="20" draw:name="Gebruiker 1" draw:style-name="gr2" draw:text-style-name="P102" svg:width="6.061cm" svg:height="0.6cm" draw:control="control21"><svg:title>Gebruiker</svg:title><svg:desc>Volledige naam, bijv. Jan Stek</svg:desc></draw:control></text:span><text:span text:style-name="T374"><text:tab/></text:span><text:span text:style-name="T375">(</text:span><text:span text:style-name="T376">volledige naam </text:span><text:span text:style-name="T377">evt. 2</text:span><text:span text:style-name="T384">e</text:span><text:span text:style-name="T377"> gebruiker</text:span><text:span text:style-name="T378">)</text:span></text:p>
      <text:p text:style-name="P87"><text:span text:style-name="Definition"><text:span text:style-name="T371">g</text:span></text:span><text:span text:style-name="Definition"><text:span text:style-name="T370">ebruikersnaam</text:span></text:span><text:span text:style-name="Definition"><text:span text:style-name="T372">2</text:span></text:span><text:span text:style-name="Definition"><text:span text:style-name="T379"><text:tab/></text:span></text:span><text:span text:style-name="Definition"><text:span text:style-name="T379"><draw:control text:anchor-type="as-char" svg:y="-0.429cm" draw:z-index="21" draw:name="Gberuikersnaam 1" draw:style-name="gr2" draw:text-style-name="P102" svg:width="6.061cm" svg:height="0.6cm" draw:control="control22"><svg:title>Gebruikersnaam</svg:title><svg:desc>Korte naam, bijv. jan</svg:desc></draw:control></text:span></text:span><text:span text:style-name="Definition"><text:span text:style-name="T379"><text:tab/></text:span></text:span><text:span text:style-name="T380">(korte naam</text:span><text:span text:style-name="T381"> </text:span><text:span text:style-name="T382">evt. 2</text:span><text:span text:style-name="T385">e</text:span><text:span text:style-name="T382"> gebruiker</text:span><text:span text:style-name="T380">)</text:span></text:p>
      <text:p text:style-name="P33"><text:span text:style-name="T281">Vervang </text:span><text:span text:style-name="Definition"><text:span text:style-name="T12">schuingedrukte</text:span></text:span><text:span text:style-name="T281"> </text:span><text:span text:style-name="T282">woorden </text:span><text:span text:style-name="T281">in deze checklist door </text:span><text:span text:style-name="T282">boven</text:span><text:span text:style-name="T281">staande waarden.</text:span></text:p>
      <text:p text:style-name="P38"/>
      <text:p text:style-name="P32"><text:span text:style-name="Strong_20_Emphasis"><text:span text:style-name="T289"/></text:span></text:p>
      <text:p text:style-name="P34"><text:span text:style-name="T291">Nog niet op Linux?</text:span><text:span text:style-name="T283"><text:tab/></text:span><text:span text:style-name="T286"><text:tab/></text:span><text:span text:style-name="T287">G</text:span><text:span text:style-name="T280">ebruik </text:span><text:span text:style-name="Strong_20_Emphasis"><text:span text:style-name="T292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84"> onder </text:span><text:span text:style-name="T290">Linux</text:span><text:span text:style-name="T285">.</text:span></text:p>
      <text:p text:style-name="P22"><text:span text:style-name="T259">Nieuwe installatie?</text:span><text:span text:style-name="T254"><text:tab/></text:span><text:span text:style-name="T256"></text:span><text:span text:style-name="T258"><text:tab/></text:span><text:span text:style-name="T257">B</text:span><text:span text:style-name="T254">egin bij hoofdstuk </text:span><text:span text:style-name="T259"><text:bookmark-ref text:reference-format="page" text:ref-name="__RefNumPara__4009_1271708128">2</text:bookmark-ref></text:span><text:span text:style-name="T259"><text:s text:c="2"/></text:span><text:span text:style-name="T260"><text:bookmark-ref text:reference-format="text" text:ref-name="__RefNumPara__4009_1271708128">Installatie uitvoeren</text:bookmark-ref></text:span><text:span text:style-name="T255">.</text:span></text:p>
      <text:p text:style-name="P29"><text:span text:style-name="Strong_20_Emphasis"><text:span text:style-name="T288"/></text:span></text:p>
      <text:p text:style-name="P29"><text:span text:style-name="Strong_20_Emphasis"><text:span text:style-name="T288"/></text:span></text:p>
      <text:list xml:id="list858882781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5"><text:span text:style-name="Strong_20_Emphasis"><text:span text:style-name="T60"><text:s/></text:span></text:span><text:span text:style-name="Strong_20_Emphasis"><text:span text:style-name="T114"><draw:control text:anchor-type="as-char" draw:z-index="19" draw:name="Vorm 1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4">Leg Wi<text:span text:style-name="T359">F</text:span>i-<text:span text:style-name="T360">gegevens vast zoals de naam v</text:span><text:span text:style-name="T361">a</text:span><text:span text:style-name="T360">n het netwerk (SSID) en wachtwoord</text:span><text:span text:style-name="Strong_20_Emphasis"><text:span text:style-name="T113"><text:note text:id="ftn2" text:note-class="footnote"><text:note-citation>2</text:note-citation><text:note-body><text:p text:style-name="P81"><text:span text:style-name="User_20_Entry"><text:span text:style-name="T192">Bijv. </text:span></text:span><text:span text:style-name="User_20_Entry"><text:span text:style-name="T191">met </text:span></text:span><text:span text:style-name="User_20_Entry"><text:span text:style-name="T207">Terminalvenster</text:span></text:span><text:span text:style-name="User_20_Entry"><text:span text:style-name="T190"> </text:span></text:span><text:span text:style-name="User_20_Entry"><text:span text:style-name="T192">opdracht</text:span></text:span><text:span text:style-name="User_20_Entry"><text:span text:style-name="T190">: </text:span></text:span><text:span text:style-name="User_20_Entry"><text:span text:style-name="T228">sudo </text:span></text:span><text:span text:style-name="User_20_Entry"><text:span text:style-name="T230">more</text:span></text:span><text:span text:style-name="User_20_Entry"><text:span text:style-name="T228"> </text:span></text:span><text:span text:style-name="User_20_Entry"><text:span text:style-name="T229">/etc/NetworkManager/system-connections/</text:span></text:span><text:span text:style-name="User_20_Entry"><text:span text:style-name="T228">*</text:span></text:span></text:p></text:note-body></text:note></text:span></text:span><text:span text:style-name="Strong_20_Emphasis"><text:span text:style-name="T113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83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0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1"><text:note text:id="ftn3" text:note-class="footnote"><text:note-citation>3</text:note-citation><text:note-body><text:p text:style-name="P26"><text:span text:style-name="T217">E</text:span><text:span text:style-name="T220">v</text:span><text:span text:style-name="T221">en</text:span><text:span text:style-name="T223">t</text:span><text:span text:style-name="T224">uele </text:span><text:span text:style-name="T225">extra </text:span><text:span text:style-name="T227">gebruiker</text:span><text:span text:style-name="T225">s aanmelden </text:span><text:span text:style-name="T226">en dezelfde stappen uitvoeren</text:span><text:span text:style-name="T222">.</text:span></text:p></text:note-body></text:note></text:span></text:span><text:span text:style-name="Strong_20_Emphasis"><text:span text:style-name="T61">.</text:span></text:span></text:p>
          </table:table-cell>
        </table:table-row>
        <table:table-row table:style-name="TableLine94441775185328">
          <table:table-cell table:style-name="_31_._5f_Installatie_5f_voorbereiden.A1" office:value-type="string">
            <text:p text:style-name="P50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41775241440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13" draw:name="Vorm4" draw:style-name="gr1" draw:text-style-name="P10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4" text:note-class="footnote"><text:note-citation>4</text:note-citation><text:note-body><text:p text:style-name="P93"><text:span text:style-name="T367">Debian-</text:span><text:span text:style-name="T368">p</text:span>akket kz plaatst documenten en scripts van Karel Zimmer <text:span text:style-name="T366">(zie </text:span><text:a xlink:type="simple" xlink:href="https://karelzimmer.nl/" text:style-name="Internet_20_link" text:visited-style-name="Visited_20_Internet_20_Link"><text:span text:style-name="Strong_20_Emphasis"><text:span text:style-name="T355">karelzimmer.nl</text:span></text:span></text:a><text:span text:style-name="Strong_20_Emphasis"><text:span text:style-name="T247">) </text:span></text:span>voor het installeren en beheren van <text:span text:style-name="T365">Debian</text:span> <text:span text:style-name="T365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5" text:note-class="footnote"><text:note-citation>5</text:note-citation><text:note-body><text:p text:style-name="P23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5">ter</text:span></text:span><text:span text:style-name="Strong_20_Emphasis"><text:span text:style-name="T136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7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 table:style-name="TableLine94441775241728">
          <table:table-cell table:style-name="_31_._5f_Installatie_5f_voorbereiden.A1" office:value-type="string">
            <text:p text:style-name="P61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73">z</text:span></text:span><text:span text:style-name="Strong_20_Emphasis"><text:span text:style-name="T68">e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5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44177524201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44177524230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41775242592">
          <table:table-cell table:style-name="_31_._5f_Installatie_5f_voorbereid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4">Bereid de installatie voor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77">druk </text:span></text:span><text:span text:style-name="Strong_20_Emphasis"><text:span text:style-name="T78">op de </text:span></text:span><text:span text:style-name="Strong_20_Emphasis"><text:span text:style-name="T79">Super</text:span></text:span><text:span text:style-name="Strong_20_Emphasis"><text:span text:style-name="T78">-toets</text:span></text:span><text:span text:style-name="Strong_20_Emphasis"><text:span text:style-name="T34"><text:note-ref text:note-class="footnote" text:reference-format="text" text:ref-name="ftn5">5</text:note-ref></text:span></text:span><text:span text:style-name="Strong_20_Emphasis"><text:span text:style-name="T64">, </text:span></text:span><text:span text:style-name="Strong_20_Emphasis"><text:span text:style-name="T80">t</text:span></text:span><text:span text:style-name="Strong_20_Emphasis"><text:span text:style-name="T67">yp </text:span></text:span><text:span text:style-name="Strong_20_Emphasis"><text:span text:style-name="T138">men</text:span></text:span><text:span text:style-name="Strong_20_Emphasis"><text:span text:style-name="T139">u</text:span></text:span><text:span text:style-name="Strong_20_Emphasis"><text:span text:style-name="T65"> </text:span></text:span><text:span text:style-name="Strong_20_Emphasis"><text:span text:style-name="T81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</text:span></text:span><text:span text:style-name="Strong_20_Emphasis"><text:span text:style-name="T115">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78">.</text:span></text:span></text:p>
          </table:table-cell>
        </table:table-row>
        <table:table-row table:style-name="TableLine94441775242880">
          <table:table-cell table:style-name="_31_._5f_Installatie_5f_voorbereiden.A1" office:value-type="string">
            <text:p text:style-name="P5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2">K</text:span></text:span><text:span text:style-name="Strong_20_Emphasis"><text:span text:style-name="T83">ie</text:span></text:span><text:span text:style-name="Strong_20_Emphasis"><text:span text:style-name="T84">s</text:span></text:span><text:span text:style-name="Strong_20_Emphasis"><text:span text:style-name="T76"> </text:span></text:span><text:span text:style-name="Strong_20_Emphasis"><text:span text:style-name="T163">1</text:span></text:span><text:span text:style-name="Strong_20_Emphasis"><text:span text:style-name="T164"> </text:span></text:span><text:span text:style-name="Strong_20_Emphasis"><text:span text:style-name="T165">In</text:span></text:span><text:span text:style-name="Strong_20_Emphasis"><text:span text:style-name="T155">stallatie voorberei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87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40"/>
      <text:list xml:id="list185103466842405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1775215728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6"><text:span text:style-name="T307">Start de computer op vanaf </text:span><text:span text:style-name="T308">een </text:span><text:span text:style-name="T308"><text:reference-ref text:reference-format="text" text:ref-name="Distributie">Debian</text:reference-ref></text:span><text:span text:style-name="T308"><text:s/></text:span><text:span text:style-name="Strong_20_Emphasis"><text:span text:style-name="T296"><text:reference-ref text:reference-format="text" text:ref-name="Versie">11</text:reference-ref></text:span></text:span><text:span text:style-name="Strong_20_Emphasis"><text:span text:style-name="T296"><text:s/></text:span></text:span><text:span text:style-name="T309">(</text:span><text:span text:style-name="T310">Live</text:span><text:span text:style-name="T181"><text:note text:id="ftn6" text:note-class="footnote"><text:note-citation>1</text:note-citation><text:note-body><text:p text:style-name="P27"><text:span text:style-name="T347">Vanaf ee</text:span>n Live <text:span text:style-name="T350">USB-stick </text:span><text:span text:style-name="T362">(</text:span><text:span text:style-name="T350">of </text:span><text:span text:style-name="T362">cd/dvd</text:span><text:span text:style-name="T317">)</text:span><text:span text:style-name="T351"> </text:span>kunt <text:span text:style-name="T347">u opstarten en</text:span> met <text:reference-ref text:reference-format="text" text:ref-name="Distributie">Debian</text:reference-ref><text:s/>werken zonder deze te installeren.</text:p></text:note-body></text:note></text:span><text:span text:style-name="T182">)</text:span><text:span text:style-name="T180"> </text:span><text:span text:style-name="T183">GNOME</text:span><text:span text:style-name="T180"> </text:span><text:span text:style-name="T184">USB-stick</text:span><text:span text:style-name="T184"><text:note text:id="ftn7" text:note-class="footnote"><text:note-citation>2</text:note-citation><text:note-body><text:p text:style-name="P82"><text:span text:style-name="T20">D</text:span><text:span text:style-name="Strong_20_Emphasis"><text:span text:style-name="T193">ow</text:span></text:span><text:span text:style-name="Strong_20_Emphasis"><text:span text:style-name="T194">nload </text:span></text:span><text:span text:style-name="Strong_20_Emphasis"><text:span text:style-name="T187">e</text:span></text:span><text:span text:style-name="Strong_20_Emphasis"><text:span text:style-name="T195">e</text:span></text:span><text:span text:style-name="Strong_20_Emphasis"><text:span text:style-name="T196">n</text:span></text:span><text:span text:style-name="Strong_20_Emphasis"><text:span text:style-name="T215"> </text:span></text:span><text:span text:style-name="Strong_20_Emphasis"><text:span text:style-name="T194">Live CD </text:span></text:span><text:span text:style-name="Strong_20_Emphasis"><text:span text:style-name="T197">v</text:span></text:span><text:span text:style-name="Strong_20_Emphasis"><text:span text:style-name="T198">anaf</text:span></text:span><text:span text:style-name="Strong_20_Emphasis"><text:span text:style-name="T199"> </text:span></text:span><text:a xlink:type="simple" xlink:href="https://www.debian.org/CD/live/" text:style-name="Internet_20_link" text:visited-style-name="Visited_20_Internet_20_Link"><text:span text:style-name="Strong_20_Emphasis"><text:span text:style-name="T353">debian.org/cd/live</text:span></text:span></text:a><text:span text:style-name="Strong_20_Emphasis"><text:span text:style-name="T199">, blader naar beneden en klik op </text:span></text:span><text:span text:style-name="Strong_20_Emphasis"><text:span text:style-name="T202">unofficial live images for stable with firmware included</text:span></text:span><text:span text:style-name="Strong_20_Emphasis"><text:span text:style-name="T199">. Klik vervolgens door </text:span></text:span><text:span text:style-name="Strong_20_Emphasis"><text:span text:style-name="T188">naar</text:span></text:span><text:span text:style-name="Strong_20_Emphasis"><text:span text:style-name="T199"> </text:span></text:span><text:span text:style-name="Strong_20_Emphasis"><text:span text:style-name="T202">amd64</text:span></text:span><text:span text:style-name="Strong_20_Emphasis"><text:span text:style-name="T199"> en </text:span></text:span><text:span text:style-name="Strong_20_Emphasis"><text:span text:style-name="T202">iso-hybrid</text:span></text:span><text:span text:style-name="Strong_20_Emphasis"><text:span text:style-name="T199">. </text:span></text:span><text:span text:style-name="Strong_20_Emphasis"><text:span text:style-name="T188">D</text:span></text:span><text:span text:style-name="Strong_20_Emphasis"><text:span text:style-name="T200">aar aangekomen kies </text:span></text:span><text:span text:style-name="T203">debian-live-11...</text:span><text:span text:style-name="T204">-</text:span><text:span text:style-name="T203">amd-64-</text:span><text:span text:style-name="T204">gnome</text:span><text:span text:style-name="T205">+non-fre</text:span><text:span text:style-name="T206">e</text:span><text:span text:style-name="T205">.iso</text:span><text:span text:style-name="Strong_20_Emphasis"><text:span text:style-name="T194">, </text:span></text:span><text:span text:style-name="Strong_20_Emphasis"><text:span text:style-name="T193">e</text:span></text:span><text:span text:style-name="Strong_20_Emphasis"><text:span text:style-name="T201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9"><text:span text:style-name="T20"><text:tab/></text:span><text:span text:style-name="Strong_20_Emphasis"><text:span text:style-name="T231">Zoek</text:span></text:span><text:span text:style-name="Strong_20_Emphasis"><text:span text:style-name="T232"> </text:span></text:span><text:span text:style-name="Strong_20_Emphasis"><text:span text:style-name="T250">s</text:span></text:span><text:span text:style-name="Strong_20_Emphasis"><text:span text:style-name="T251">ch</text:span></text:span><text:span text:style-name="Strong_20_Emphasis"><text:span text:style-name="T232"> en klik op het pictogram van</text:span></text:span><text:span text:style-name="Strong_20_Emphasis"><text:span text:style-name="T233"> </text:span></text:span><text:span text:style-name="Strong_20_Emphasis"><text:span text:style-name="T253">Schijven</text:span></text:span><text:span text:style-name="Strong_20_Emphasis"><text:span text:style-name="T234">. Selecteer de USB-stick in de lijst van schijven aan de linkerkant en klik rechtsboven op </text:span></text:span><text:span text:style-name="Strong_20_Emphasis"><text:span text:style-name="T252">Schijfinstellingen</text:span></text:span><text:span text:style-name="Strong_20_Emphasis"><text:span text:style-name="T234"> </text:span></text:span><text:span text:style-name="Strong_20_Emphasis"><text:span text:style-name="T252">⋮</text:span></text:span><text:span text:style-name="Strong_20_Emphasis"><text:span text:style-name="T234"> (icoontje met de drie puntjes).</text:span></text:span></text:p><text:p text:style-name="P90"><text:span text:style-name="Strong_20_Emphasis"><text:span text:style-name="T234"><text:tab/>Kies </text:span></text:span><text:span text:style-name="Strong_20_Emphasis"><text:span text:style-name="T252">Schijfkopie terugzetten</text:span></text:span><text:span text:style-name="Strong_20_Emphasis"><text:span text:style-name="T234"> en selecteer </text:span></text:span><text:span text:style-name="Strong_20_Emphasis"><text:span text:style-name="T246">het net</text:span></text:span><text:span text:style-name="Strong_20_Emphasis"><text:span text:style-name="T244"> gedownloade CD-beeldbestand </text:span></text:span><text:span text:style-name="Strong_20_Emphasis"><text:span text:style-name="T245">(.iso)</text:span></text:span><text:span text:style-name="Strong_20_Emphasis"><text:span text:style-name="T244">.</text:span></text:span></text:p><text:p text:style-name="P89"><text:span text:style-name="Strong_20_Emphasis"><text:span text:style-name="T234"><text:tab/>Klik op </text:span></text:span><text:span text:style-name="Strong_20_Emphasis"><text:span text:style-name="T252">Terugzetten starten</text:span></text:span><text:span text:style-name="Strong_20_Emphasis"><text:span text:style-name="T234"> en vervolgens op </text:span></text:span><text:span text:style-name="Strong_20_Emphasis"><text:span text:style-name="T252">Terugzetten</text:span></text:span><text:span text:style-name="Strong_20_Emphasis"><text:span text:style-name="T235">.<text:line-break/></text:span></text:span><text:span text:style-name="Strong_20_Emphasis"><text:span text:style-name="T248">O</text:span></text:span><text:span text:style-name="Strong_20_Emphasis"><text:span text:style-name="T236">f </text:span></text:span><text:span text:style-name="Strong_20_Emphasis"><text:span text:style-name="T237">gebruik </text:span></text:span><text:span text:style-name="Strong_20_Emphasis"><text:span text:style-name="T238">het programma </text:span></text:span><text:span text:style-name="Strong_20_Emphasis"><text:span text:style-name="T218">Etche</text:span></text:span><text:span text:style-name="Strong_20_Emphasis"><text:span text:style-name="T219">r</text:span></text:span><text:span text:style-name="Strong_20_Emphasis"><text:span text:style-name="T238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54">etcher.io</text:span></text:span></text:a><text:span text:style-name="Strong_20_Emphasis"><text:span text:style-name="T239">) </text:span></text:span><text:span text:style-name="Strong_20_Emphasis"><text:span text:style-name="T249">dat </text:span></text:span><text:span text:style-name="Strong_20_Emphasis"><text:span text:style-name="T236">beschikbaar </text:span></text:span><text:span text:style-name="Strong_20_Emphasis"><text:span text:style-name="T249">is </text:span></text:span><text:span text:style-name="Strong_20_Emphasis"><text:span text:style-name="T236">voor </text:span></text:span><text:span text:style-name="Strong_20_Emphasis"><text:span text:style-name="T234">Windows, </text:span></text:span><text:span text:style-name="Strong_20_Emphasis"><text:span text:style-name="T240">mac</text:span></text:span><text:span text:style-name="Strong_20_Emphasis"><text:span text:style-name="T241">OS</text:span></text:span><text:span text:style-name="Strong_20_Emphasis"><text:span text:style-name="T238">, </text:span></text:span><text:span text:style-name="Strong_20_Emphasis"><text:span text:style-name="T239">en </text:span></text:span><text:span text:style-name="Strong_20_Emphasis"><text:span text:style-name="T242">GNU/</text:span></text:span><text:span text:style-name="Strong_20_Emphasis"><text:span text:style-name="T238">Linux</text:span></text:span><text:span text:style-name="Strong_20_Emphasis"><text:span text:style-name="T243">.</text:span></text:span></text:p></text:note-body></text:note></text:span><text:span text:style-name="T180">.</text:span></text:p>
            <text:p text:style-name="P52"><text:span text:style-name="T185">Opstartmenu/</text:span><text:span text:style-name="T186">boot menu</text:span><text:span text:style-name="T185"> </text:span><text:span text:style-name="T180">via </text:span><text:span text:style-name="Definition"><text:span text:style-name="T5">opstartmenu</text:span></text:span><text:span text:style-name="T180">, </text:span><text:span text:style-name="T185">instellingen/</text:span><text:span text:style-name="T186">setup</text:span><text:span text:style-name="T180"> via </text:span><text:span text:style-name="Definition"><text:span text:style-name="T5">instellingen</text:span></text:span><text:span text:style-name="T180">.</text:span></text:p>
          </table:table-cell>
        </table:table-row>
        <table:table-row table:style-name="TableLine94441775225776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17">K</text:span></text:span><text:span text:style-name="Strong_20_Emphasis"><text:span text:style-name="T118">ies </text:span></text:span><text:span text:style-name="Strong_20_Emphasis"><text:span text:style-name="T119">eerste keuze </text:span></text:span><text:span text:style-name="Strong_20_Emphasis"><text:span text:style-name="T120">en druk op de </text:span></text:span><text:span text:style-name="Strong_20_Emphasis"><text:span text:style-name="T121">Enter</text:span></text:span><text:span text:style-name="Strong_20_Emphasis"><text:span text:style-name="T120">-toets.</text:span></text:span></text:p>
          </table:table-cell>
        </table:table-row>
        <table:table-row table:style-name="TableLine94441775221456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114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2"><text:s/></text:span></text:span><text:span text:style-name="Strong_20_Emphasis"><text:span text:style-name="T116"><draw:control text:anchor-type="as-char" draw:z-index="22" draw:name="Vorm11_0" draw:style-name="gr1" draw:text-style-name="P101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1">Als het scherm </text:span></text:span><text:span text:style-name="Strong_20_Emphasis"><text:span text:style-name="T149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5"> </text:span></text:span><text:span text:style-name="Strong_20_Emphasis"><text:span text:style-name="T172">N</text:span></text:span><text:span text:style-name="Strong_20_Emphasis"><text:span text:style-name="T147">ext</text:span></text:span><text:span text:style-name="Strong_20_Emphasis"><text:span text:style-name="T12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41775417936">
          <table:table-cell table:style-name="_32_._5f_Installatie_5f_uitvoeren.A1" office:value-type="string">
            <text:p text:style-name="P63"><text:span text:style-name="Strong_20_Emphasis"><text:span text:style-name="T60"><text:s/></text:span></text:span><text:span text:style-name="Strong_20_Emphasis"><text:span text:style-name="T114"><draw:control text:anchor-type="as-char" draw:z-index="15" draw:name="Vorm13_1" draw:style-name="gr1" draw:text-style-name="P10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2">Start de installatie</text:span></text:span><text:span text:style-name="Strong_20_Emphasis"><text:span text:style-name="T126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88">klik op </text:span></text:span><text:span text:style-name="Strong_20_Emphasis"><text:span text:style-name="T140">Activities</text:span></text:span><text:span text:style-name="Strong_20_Emphasis"><text:span text:style-name="T88"> en </text:span></text:span><text:span text:style-name="Strong_20_Emphasis"><text:span text:style-name="T89">een </text:span></text:span><text:span text:style-name="Strong_20_Emphasis"><text:span text:style-name="T88">klik op</text:span></text:span><text:span text:style-name="Strong_20_Emphasis"><text:span text:style-name="T90"> </text:span></text:span><text:span text:style-name="Strong_20_Emphasis"><text:span text:style-name="T141">Install Debian</text:span></text:span><text:span text:style-name="Strong_20_Emphasis"><text:span text:style-name="T43">.</text:span></text:span></text:p>
          </table:table-cell>
        </table:table-row>
        <table:table-row table:style-name="TableLine94441775418448">
          <table:table-cell table:style-name="_32_._5f_Installatie_5f_uitvoeren.A1" office:value-type="string">
            <text:p text:style-name="P57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Bij </text:span></text:span><text:span text:style-name="Strong_20_Emphasis"><text:span text:style-name="T150">Welcome</text:span></text:span><text:span text:style-name="Strong_20_Emphasis"><text:span text:style-name="T42"> kies </text:span></text:span><text:span text:style-name="Strong_20_Emphasis"><text:span text:style-name="T150">Nederlands</text:span></text:span><text:span text:style-name="Strong_20_Emphasis"><text:span text:style-name="T42"> en klik op </text:span></text:span><text:span text:style-name="Strong_20_Emphasis"><text:span text:style-name="T150">Volgende</text:span></text:span><text:span text:style-name="Strong_20_Emphasis"><text:span text:style-name="T42">.</text:span></text:span></text:p>
          </table:table-cell>
        </table:table-row>
        <table:table-row table:style-name="TableLine94441775419072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8">Locatie</text:span> kies bij <text:span text:style-name="T348">Regio</text:span> voor <text:span text:style-name="T348">Europa</text:span> en klik op <text:span text:style-name="T348">Volgende</text:span>.</text:p>
          </table:table-cell>
        </table:table-row>
        <table:table-row table:style-name="TableLine94441775425232">
          <table:table-cell table:style-name="_32_._5f_Installatie_5f_uitvoeren.A1" office:value-type="string">
            <text:p text:style-name="P70"><text:span text:style-name="Strong_20_Emphasis"><text:span text:style-name="T60"/></text:span></text:p>
          </table:table-cell>
          <table:table-cell table:style-name="_32_._5f_Installatie_5f_uitvoeren.A1" office:value-type="string">
            <text:p text:style-name="P9">Bij <text:span text:style-name="T348">Toetsenbord</text:span> kies <text:span text:style-name="T348">English (US)</text:span> en klik op <text:span text:style-name="T348">Volgende</text:span>.</text:p>
          </table:table-cell>
        </table:table-row>
        <table:table-row table:style-name="TableLine9444177542585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41775426480">
          <table:table-cell table:style-name="_32_._5f_Installatie_5f_uitvoeren.A1" office:value-type="string">
            <text:p text:style-name="P70"><text:span text:style-name="Strong_20_Emphasis"><text:span text:style-name="T60"><text:s/></text:span></text:span><text:span text:style-name="Strong_20_Emphasis"><text:span text:style-name="T114"><draw:control text:anchor-type="as-char" draw:z-index="16" draw:name="Vorm13_4" draw:style-name="gr1" draw:text-style-name="P10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8"><text:span text:style-name="T6">Bij </text:span><text:span text:style-name="T17">Partities</text:span><text:span text:style-name="T6"> </text:span><text:span text:style-name="T305">selecteer</text:span><text:span text:style-name="T6"> </text:span><text:span text:style-name="T7">de </text:span><text:span text:style-name="T6">gewenste </text:span><text:span text:style-name="T306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1">Volgende</text:span></text:span><text:span text:style-name="Strong_20_Emphasis"><text:span text:style-name="T44">.</text:span></text:span></text:p>
          </table:table-cell>
        </table:table-row>
        <table:table-row table:style-name="TableLine9444177542710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41775382880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22">Bij </text:span></text:span><text:span text:style-name="Strong_20_Emphasis"><text:span text:style-name="T148">Gebruikers</text:span></text:span><text:span text:style-name="Strong_20_Emphasis"><text:span text:style-name="T122"> vul in </text:span></text:span><text:span text:style-name="Strong_20_Emphasis"><text:span text:style-name="T152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1">,</text:span></text:span><text:span text:style-name="Strong_20_Emphasis"><text:span text:style-name="T46"> </text:span></text:span><text:span text:style-name="Strong_20_Emphasis"><text:span text:style-name="T152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3">Wat is de </text:span></text:span><text:span text:style-name="Strong_20_Emphasis"><text:span text:style-name="T152">naam van deze </text:span></text:span><text:span text:style-name="Strong_20_Emphasis"><text:span text:style-name="T153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2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6">V</text:span></text:span><text:span text:style-name="Strong_20_Emphasis"><text:span text:style-name="T157">olgende</text:span></text:span><text:span text:style-name="Strong_20_Emphasis"><text:span text:style-name="T39">.</text:span></text:span></text:p>
          </table:table-cell>
        </table:table-row>
        <table:table-row table:style-name="TableLine9444177538350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1775384128">
          <table:table-cell table:style-name="_32_._5f_Installatie_5f_uitvoer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4" draw:name="Vorm14" draw:style-name="gr1" draw:text-style-name="P10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0">Bij </text:span></text:span><text:span text:style-name="Strong_20_Emphasis"><text:span text:style-name="T173">Samenvatting</text:span></text:span><text:span text:style-name="Strong_20_Emphasis"><text:span text:style-name="T129"> </text:span></text:span><text:span text:style-name="Strong_20_Emphasis"><text:span text:style-name="T130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58">Installeer</text:span></text:span><text:span text:style-name="Strong_20_Emphasis"><text:span text:style-name="T39">.</text:span></text:span></text:p>
          </table:table-cell>
        </table:table-row>
      </table:table>
      <text:p text:style-name="P51"><text:span text:style-name="Strong_20_Emphasis"><text:span text:style-name="T127"/></text:span></text:p>
      <text:list xml:id="list185105110607040" text:continue-numbering="true" text:style-name="L1">
        <text:list-item>
          <text:p text:style-name="P100"><text:span text:style-name="Strong_20_Emphasis"><text:span text:style-name="T174">Installatie </text:span></text:span><text:span text:style-name="Strong_20_Emphasis"><text:span text:style-name="T175">afronden</text:span></text:span></text:p>
        </text:list-item>
      </text:list>
      <text:p text:style-name="P5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1775282672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4"><draw:control text:anchor-type="as-char" draw:z-index="5" draw:name="Vorm22" draw:style-name="gr1" draw:text-style-name="P10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444177550432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41775584336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4"><draw:control text:anchor-type="as-char" draw:z-index="6" draw:name="Vorm23" draw:style-name="gr1" draw:text-style-name="P10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4">Standaard</text:span></text:span><text:span text:style-name="Strong_20_Emphasis"><text:span text:style-name="T57"> of </text:span></text:span><text:span text:style-name="Strong_20_Emphasis"><text:span text:style-name="T154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28">s </text:span></text:span><text:span text:style-name="Strong_20_Emphasis"><text:span text:style-name="T126">toe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65"><text:note text:id="ftn8" text:note-class="footnote"><text:note-citation>1</text:note-citation><text:note-body><text:p text:style-name="P24"><text:span text:style-name="T276">De </text:span><text:span text:style-name="T277">Super</text:span><text:span text:style-name="T276">-toets is de Windows</text:span><text:span text:style-name="T278">-</text:span><text:span text:style-name="T279">toets</text:span><text:span text:style-name="T276">, </text:span><text:span text:style-name="T278">C</text:span><text:span text:style-name="T276">ommand-</text:span><text:span text:style-name="T279">toets</text:span><text:span text:style-name="T276">, of </text:span><text:span text:style-name="T278">V</text:span><text:span text:style-name="T276">ergrootglas-toets.</text:span>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2">geb</text:span></text:span><text:span text:style-name="Strong_20_Emphasis"><text:span text:style-name="T143">r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</text:span></text:span><text:span text:style-name="Strong_20_Emphasis"><text:span text:style-name="T110">achter</text:span></text:span><text:span text:style-name="Strong_20_Emphasis"><text:span text:style-name="T91"> </text:span></text:span><text:span text:style-name="Strong_20_Emphasis"><text:span text:style-name="T159">Instellingen </text:span></text:span><text:span text:style-name="Strong_20_Emphasis"><text:span text:style-name="T92">o</text:span></text:span><text:span text:style-name="Strong_20_Emphasis"><text:span text:style-name="T62">p </text:span></text:span><text:span text:style-name="Strong_20_Emphasis"><text:span text:style-name="T160">Gebruikers</text:span></text:span><text:span text:style-name="Strong_20_Emphasis"><text:span text:style-name="T93">.</text:span></text:span></text:p>
          </table:table-cell>
        </table:table-row>
        <table:table-row table:style-name="TableLine9444177558462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4"><text:span text:style-name="Strong_20_Emphasis"><text:span text:style-name="T123">Klik </text:span></text:span><text:span text:style-name="Strong_20_Emphasis"><text:span text:style-name="T94">op </text:span></text:span><text:span text:style-name="Strong_20_Emphasis"><text:span text:style-name="T144">Ontgrendelen</text:span></text:span><text:span text:style-name="Strong_20_Emphasis"><text:span text:style-name="T94"> </text:span></text:span><text:span text:style-name="Strong_20_Emphasis"><text:span text:style-name="T95">en daarna op </text:span></text:span><text:span text:style-name="Strong_20_Emphasis"><text:span text:style-name="T166">Gebruik</text:span></text:span><text:span text:style-name="Strong_20_Emphasis"><text:span text:style-name="T167">er</text:span></text:span><text:span text:style-name="Strong_20_Emphasis"><text:span text:style-name="T166"> toevoegen</text:span></text:span><text:span text:style-name="Strong_20_Emphasis"><text:span text:style-name="T95">.</text:span></text:span></text:p>
          </table:table-cell>
        </table:table-row>
        <table:table-row table:style-name="TableLine94441775584912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41775585200">
          <table:table-cell table:style-name="_33_._5f_Installatie_5f_afronden.A1" office:value-type="string">
            <text:p text:style-name="P57"><text:span text:style-name="Strong_20_Emphasis"><text:span text:style-name="T60"><text:s/></text:span></text:span><text:span text:style-name="Strong_20_Emphasis"><text:span text:style-name="T114"><draw:control text:anchor-type="as-char" draw:z-index="14" draw:name="Vorm4_1" draw:style-name="gr1" draw:text-style-name="P101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60">Installeer </text:span></text:span><text:span text:style-name="Strong_20_Emphasis"><text:span text:style-name="T109">pakket kz</text:span></text:span><text:span text:style-name="Strong_20_Emphasis"><text:span text:style-name="T109"><text:note text:id="ftn9" text:note-class="footnote"><text:note-citation>2</text:note-citation><text:note-body><text:p text:style-name="P94"><text:span text:style-name="T367">Debian-</text:span><text:span text:style-name="T368">p</text:span>akket kz plaatst documenten en scripts van Karel Zimmer <text:span text:style-name="T366">(zie </text:span><text:a xlink:type="simple" xlink:href="https://karelzimmer.nl/" text:style-name="Internet_20_link" text:visited-style-name="Visited_20_Internet_20_Link"><text:span text:style-name="Strong_20_Emphasis"><text:span text:style-name="T355">karelzimmer.nl</text:span></text:span></text:a><text:span text:style-name="Strong_20_Emphasis"><text:span text:style-name="T247">) </text:span></text:span>voor het installeren en beheren van <text:span text:style-name="T365">Debian</text:span> <text:span text:style-name="T365">GNU/</text:span>Linux.</text:p></text:note-body></text:note></text:span></text:span><text:span text:style-name="Strong_20_Emphasis"><text:span text:style-name="T109"> </text:span></text:span><text:span text:style-name="Strong_20_Emphasis"><text:span text:style-name="T62">via </text:span></text:span><text:span text:style-name="Strong_20_Emphasis"><text:span text:style-name="T64">een </text:span></text:span><text:span text:style-name="Strong_20_Emphasis"><text:span text:style-name="T65">druk op de </text:span></text:span><text:span text:style-name="Strong_20_Emphasis"><text:span text:style-name="T79">Super</text:span></text:span><text:span text:style-name="Strong_20_Emphasis"><text:span text:style-name="T65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35">ter</text:span></text:span><text:span text:style-name="Strong_20_Emphasis"><text:span text:style-name="T136">m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37">Terminalvenster</text:span></text:span><text:span text:style-name="Strong_20_Emphasis"><text:span text:style-name="T68">. </text:span></text:span></text:p>
          </table:table-cell>
        </table:table-row>
        <table:table-row table:style-name="TableLine94441775585488">
          <table:table-cell table:style-name="_33_._5f_Installatie_5f_afronden.A1" office:value-type="string">
            <text:p text:style-name="P61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72">, of </text:span></text:span><text:span text:style-name="Strong_20_Emphasis"><text:span text:style-name="T68">kopieer en plak, de</text:span></text:span><text:span text:style-name="Strong_20_Emphasis"><text:span text:style-name="T96">z</text:span></text:span><text:span text:style-name="Strong_20_Emphasis"><text:span text:style-name="T97">e</text:span></text:span><text:span text:style-name="Strong_20_Emphasis"><text:span text:style-name="T68"> </text:span></text:span><text:span text:style-name="Strong_20_Emphasis"><text:span text:style-name="T74">drie </text:span></text:span><text:span text:style-name="Strong_20_Emphasis"><text:span text:style-name="T68">opdrachten, ieder gevolgd door de </text:span></text:span><text:span text:style-name="Strong_20_Emphasis"><text:span text:style-name="T63">Enter</text:span></text:span><text:span text:style-name="Strong_20_Emphasis"><text:span text:style-name="T62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444177558577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7"><text:span text:style-name="Strong_20_Emphasis"><text:span text:style-name="T74">V</text:span></text:span><text:span text:style-name="Strong_20_Emphasis"><text:span text:style-name="T75">olg </text:span></text:span><text:span text:style-name="Strong_20_Emphasis"><text:span text:style-name="T76">de aanwijzingen op het scherm.</text:span></text:span></text:p>
          </table:table-cell>
        </table:table-row>
        <table:table-row table:style-name="TableLine9444177558606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41775586352">
          <table:table-cell table:style-name="_33_._5f_Installatie_5f_afronden.A1" office:value-type="string">
            <text:p text:style-name="P58"><text:span text:style-name="Strong_20_Emphasis"><text:span text:style-name="T60"><text:s/></text:span></text:span><text:span text:style-name="Strong_20_Emphasis"><text:span text:style-name="T114"><draw:control text:anchor-type="as-char" draw:z-index="7" draw:name="Vorm33" draw:style-name="gr1" draw:text-style-name="P10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8">Rond de</text:span></text:span><text:span text:style-name="Strong_20_Emphasis"><text:span text:style-name="T99"> installatie </text:span></text:span><text:span text:style-name="Strong_20_Emphasis"><text:span text:style-name="T98">af</text:span></text:span><text:span text:style-name="Strong_20_Emphasis"><text:span text:style-name="T98"><text:note text:id="ftn10" text:note-class="footnote"><text:note-citation>3</text:note-citation><text:note-body><text:p text:style-name="P88">De installatie kan <text:span text:style-name="T363">ge</text:span>controle<text:span text:style-name="T363">e</text:span>r<text:span text:style-name="T363">d worden </text:span>op volledigheid met <text:span text:style-name="T364">bestand</text:span> <text:span text:style-name="T349">Persoonlijke map / kz / Apps</text:span>.</text:p></text:note-body></text:note></text:span></text:span><text:span text:style-name="Strong_20_Emphasis"><text:span text:style-name="T98">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5">men</text:span></text:span><text:span text:style-name="Strong_20_Emphasis"><text:span text:style-name="T139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65">.</text:span></text:span></text:p>
          </table:table-cell>
        </table:table-row>
        <table:table-row table:style-name="TableLine94441775586640">
          <table:table-cell table:style-name="_33_._5f_Installatie_5f_afronden.A1" office:value-type="string">
            <text:p text:style-name="P58"><text:span text:style-name="Strong_20_Emphasis"><text:span text:style-name="T60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8">3 </text:span></text:span><text:span text:style-name="Strong_20_Emphasis"><text:span text:style-name="T169">Installatie</text:span></text:span><text:span text:style-name="Strong_20_Emphasis"><text:span text:style-name="T170"> </text:span></text:span><text:span text:style-name="Strong_20_Emphasis"><text:span text:style-name="T171">afrond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2">v</text:span></text:span><text:span text:style-name="Strong_20_Emphasis"><text:span text:style-name="T76">olg de aanwijzingen op het scherm.</text:span></text:span></text:p>
          </table:table-cell>
        </table:table-row>
      </table:table>
      <text:p text:style-name="P53"><text:span text:style-name="Strong_20_Emphasis"><text:span text:style-name="T51"><text:tab/></text:span></text:span></text:p>
      <text:p text:style-name="P54"><text:span text:style-name="Strong_20_Emphasis"><text:span text:style-name="T86"/></text:span></text:p>
      <text:p text:style-name="P55"><text:span text:style-name="Strong_20_Emphasis"><text:span text:style-name="T76"/></text:span></text:p>
      <text:list xml:id="list185104188936441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441775586928">
          <table:table-cell table:style-name="Tabel2.A1" office:value-type="string">
            <text:p text:style-name="P72"><text:span text:style-name="Strong_20_Emphasis"><text:span text:style-name="T60"><text:s/></text:span></text:span><text:span text:style-name="Strong_20_Emphasis"><text:span text:style-name="T114"><draw:control text:anchor-type="as-char" draw:z-index="17" draw:name="Vorm36_0" draw:style-name="gr1" draw:text-style-name="P101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1"><text:note text:id="ftn11" text:note-class="footnote"><text:note-citation>1</text:note-citation><text:note-body><text:p text:style-name="P80"><text:span text:style-name="User_20_Entry"><text:span text:style-name="T189">E</text:span></text:span><text:span text:style-name="User_20_Entry"><text:span text:style-name="T208">v</text:span></text:span><text:span text:style-name="User_20_Entry"><text:span text:style-name="T209">en</text:span></text:span><text:span text:style-name="User_20_Entry"><text:span text:style-name="T211">t</text:span></text:span><text:span text:style-name="User_20_Entry"><text:span text:style-name="T212">uele </text:span></text:span><text:span text:style-name="User_20_Entry"><text:span text:style-name="T213">extra </text:span></text:span><text:span text:style-name="User_20_Entry"><text:span text:style-name="T216">gebruiker</text:span></text:span><text:span text:style-name="User_20_Entry"><text:span text:style-name="T213">s aanmelden </text:span></text:span><text:span text:style-name="User_20_Entry"><text:span text:style-name="T214">en dezelfde stappen uitvoeren</text:span></text:span><text:span text:style-name="User_20_Entry"><text:span text:style-name="T210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44417756244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41775365920">
          <table:table-cell table:style-name="Tabel2.A1" office:value-type="string">
            <text:p text:style-name="P76"><text:span text:style-name="Strong_20_Emphasis"><text:span text:style-name="T60"><text:s/></text:span></text:span><text:span text:style-name="Strong_20_Emphasis"><text:span text:style-name="T114"><draw:control text:anchor-type="as-char" draw:z-index="18" draw:name="Vorm36_2" draw:style-name="gr1" draw:text-style-name="P101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3">R</text:span></text:span><text:span text:style-name="Strong_20_Emphasis"><text:span text:style-name="T104">icht </text:span></text:span><text:span text:style-name="Strong_20_Emphasis"><text:span text:style-name="T105">de </text:span></text:span><text:span text:style-name="Definition"><text:span text:style-name="T25">gebruiker</text:span></text:span><text:span text:style-name="Strong_20_Emphasis"><text:span text:style-name="T104"> </text:span></text:span><text:span text:style-name="Strong_20_Emphasis"><text:span text:style-name="T106">in </text:span></text:span><text:span text:style-name="Strong_20_Emphasis"><text:span text:style-name="T62">via </text:span></text:span><text:span text:style-name="Strong_20_Emphasis"><text:span text:style-name="T100">een</text:span></text:span><text:span text:style-name="Strong_20_Emphasis"><text:span text:style-name="T101"> druk</text:span></text:span><text:span text:style-name="Strong_20_Emphasis"><text:span text:style-name="T100"> op</text:span></text:span><text:span text:style-name="Strong_20_Emphasis"><text:span text:style-name="T71"> de </text:span></text:span><text:span text:style-name="Strong_20_Emphasis"><text:span text:style-name="T79">Super</text:span></text:span><text:span text:style-name="Strong_20_Emphasis"><text:span text:style-name="T71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76">D</text:span>e <text:span text:style-name="T358">Super</text:span>-toets <text:span text:style-name="T276">is </text:span>de Windows<text:span text:style-name="T356">-</text:span><text:span text:style-name="T357">toets</text:span>, <text:span text:style-name="T356">C</text:span>ommand-<text:span text:style-name="T357">toets</text:span>, of <text:span text:style-name="T356">V</text:span>ergrootglas-toets.</text:p></text:note-body></text:note></text:span></text:span><text:span text:style-name="Strong_20_Emphasis"><text:span text:style-name="T64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45">men</text:span></text:span><text:span text:style-name="Strong_20_Emphasis"><text:span text:style-name="T139">u</text:span></text:span><text:span text:style-name="Strong_20_Emphasis"><text:span text:style-name="T65"> </text:span></text:span><text:span text:style-name="Strong_20_Emphasis"><text:span text:style-name="T69">e</text:span></text:span><text:span text:style-name="Strong_20_Emphasis"><text:span text:style-name="T62">n </text:span></text:span><text:span text:style-name="Strong_20_Emphasis"><text:span text:style-name="T70">k</text:span></text:span><text:span text:style-name="Strong_20_Emphasis"><text:span text:style-name="T62">lik op het pictogram van </text:span></text:span><text:span text:style-name="Strong_20_Emphasis"><text:span text:style-name="T161">Installatiem</text:span></text:span><text:span text:style-name="Strong_20_Emphasis"><text:span text:style-name="T162">enu</text:span></text:span><text:span text:style-name="Strong_20_Emphasis"><text:span text:style-name="T65">.</text:span></text:span></text:p>
          </table:table-cell>
        </table:table-row>
        <table:table-row table:style-name="TableLine9444177536654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5">K</text:span></text:span><text:span text:style-name="Strong_20_Emphasis"><text:span text:style-name="T83">ie</text:span></text:span><text:span text:style-name="Strong_20_Emphasis"><text:span text:style-name="T84">s </text:span></text:span><text:span text:style-name="Strong_20_Emphasis"><text:span text:style-name="T168">4 </text:span></text:span><text:span text:style-name="Strong_20_Emphasis"><text:span text:style-name="T146">Gebruiker inrichten</text:span></text:span><text:span text:style-name="Strong_20_Emphasis"><text:span text:style-name="T85"> </text:span></text:span><text:span text:style-name="Strong_20_Emphasis"><text:span text:style-name="T86">en </text:span></text:span><text:span text:style-name="Strong_20_Emphasis"><text:span text:style-name="T107">v</text:span></text:span><text:span text:style-name="Strong_20_Emphasis"><text:span text:style-name="T76">olg de aanwijzingen op het scherm</text:span></text:span><text:span text:style-name="Strong_20_Emphasis"><text:span text:style-name="T134">.</text:span></text:span></text:p>
          </table:table-cell>
        </table:table-row>
      </table:table>
      <text:p text:style-name="P44"><text:span text:style-name="Strong_20_Emphasis"><text:span text:style-name="T108"/></text:span></text:p>
      <text:p text:style-name="P19"/>
      <text:p text:style-name="P19"/>
      <text:p text:style-name="P79"><text:span text:style-name="T176">E</text:span><text:span text:style-name="T177">inde c</text:span><text:span text:style-name="T178">hecklist, </text:span><text:span text:style-name="T179">d</text:span><text:span text:style-name="T178">e</text:span><text:span text:style-name="T297"> installatie van </text:span><text:span text:style-name="T297"><text:reference-ref text:reference-format="text" text:ref-name="Distributie">Debian</text:reference-ref></text:span><text:span text:style-name="T297"><text:s/></text:span><text:span text:style-name="Strong_20_Emphasis"><text:span text:style-name="T298">GNU/Linux</text:span></text:span><text:span text:style-name="Strong_20_Emphasis"><text:span text:style-name="T297"> </text:span></text:span><text:span text:style-name="T299"><text:reference-ref text:reference-format="text" text:ref-name="Versie">11</text:reference-ref></text:span><text:span text:style-name="Strong_20_Emphasis"><text:span text:style-name="T301"><text:s/></text:span></text:span><text:span text:style-name="Strong_20_Emphasis"><text:span text:style-name="T302">LTS</text:span></text:span><text:span text:style-name="T300"> </text:span><text:span text:style-name="T297"><text:reference-ref text:reference-format="text" text:ref-name="Editie">Desktop</text:reference-ref></text:span><text:span text:style-name="T297"><text:s/>is voltooid.</text:span></text:p>
      <text:p text:style-name="P43"/>
      <text:p text:style-name="P35"><text:span text:style-name="T124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8T18:51:03.085230113">18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8T18:51:02.865662875</dc:date>
    <meta:keyword>Installatie</meta:keyword>
    <meta:keyword>Checklist</meta:keyword>
    <meta:keyword>Linux</meta:keyword>
    <meta:editing-cycles>6617</meta:editing-cycles>
    <meta:editing-duration>P11DT15H43M11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772" meta:character-count="5346" meta:non-whitespace-character-count="4600"/>
    <meta:user-defined meta:name="Info 1"/>
    <meta:user-defined meta:name="Info 2"/>
    <meta:user-defined meta:name="Info 3"/>
    <meta:user-defined meta:name="Info 4"/>
  </office:meta>
</office:document-meta>
</file>